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b762" officeooo:paragraph-rsid="000ab762"/>
    </style:style>
    <style:style style:name="P2" style:family="paragraph" style:parent-style-name="Standard">
      <style:text-properties officeooo:rsid="000c4b07" officeooo:paragraph-rsid="000c4b07"/>
    </style:style>
    <style:style style:name="P3" style:family="paragraph" style:parent-style-name="Standard">
      <style:text-properties officeooo:rsid="000c7a1c" officeooo:paragraph-rsid="000c7a1c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ab762" officeooo:paragraph-rsid="000ab762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14045" officeooo:paragraph-rsid="00114045"/>
    </style:style>
    <style:style style:name="P6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14045" officeooo:paragraph-rsid="00114045" style:font-size-asian="13pt" style:font-weight-asian="bold" style:font-size-complex="13pt" style:font-weight-complex="bold"/>
    </style:style>
    <style:style style:name="P7" style:family="paragraph" style:parent-style-name="Standard" style:list-style-name="L1">
      <style:text-properties officeooo:rsid="000ab762" officeooo:paragraph-rsid="000ab762"/>
    </style:style>
    <style:style style:name="P8" style:family="paragraph" style:parent-style-name="Standard" style:list-style-name="L2">
      <style:text-properties officeooo:paragraph-rsid="000ab762"/>
    </style:style>
    <style:style style:name="P9" style:family="paragraph" style:parent-style-name="Standard" style:list-style-name="L3">
      <style:text-properties officeooo:paragraph-rsid="000c4b07"/>
    </style:style>
    <style:style style:name="P10" style:family="paragraph" style:parent-style-name="Standard" style:list-style-name="L1">
      <style:text-properties officeooo:rsid="000c4b07" officeooo:paragraph-rsid="000c4b07"/>
    </style:style>
    <style:style style:name="P11" style:family="paragraph" style:parent-style-name="Standard" style:list-style-name="L1">
      <style:text-properties officeooo:rsid="000c7a1c" officeooo:paragraph-rsid="000c7a1c"/>
    </style:style>
    <style:style style:name="P12" style:family="paragraph" style:parent-style-name="Standard">
      <style:text-properties officeooo:rsid="00114045" officeooo:paragraph-rsid="00114045"/>
    </style:style>
    <style:style style:name="P13" style:family="paragraph" style:parent-style-name="Standard">
      <style:text-properties officeooo:rsid="0012d4b1" officeooo:paragraph-rsid="0012d4b1"/>
    </style:style>
    <style:style style:name="P14" style:family="paragraph" style:parent-style-name="Standard">
      <style:text-properties officeooo:rsid="00143433" officeooo:paragraph-rsid="00143433"/>
    </style:style>
    <style:style style:name="T1" style:family="text">
      <style:text-properties officeooo:rsid="000f7d55"/>
    </style:style>
    <style:style style:name="T2" style:family="text">
      <style:text-properties officeooo:rsid="001434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RL références</text:p>
      <text:p text:style-name="P1"/>
      <text:p text:style-name="P1"/>
      <text:list xml:id="list2605882322193071452" text:style-name="L1">
        <text:list-item>
          <text:p text:style-name="P7">références fournies par le client : </text:p>
        </text:list-item>
      </text:list>
      <text:p text:style-name="P1"/>
      <text:list xml:id="list7619108453956373384" text:style-name="L2">
        <text:list-item>
          <text:p text:style-name="P8">colloque d'anthropologie conseillé par le client, <text:span text:style-name="T1">pour la répartition des informations et son menu</text:span></text:p>
        </text:list-item>
      </text:list>
      <text:p text:style-name="P1"><text:tab/><text:a xlink:type="simple" xlink:href="http://www.fondationecolo.org/l-anthropocene/programme-conference/plenieres">http://www.fondationecolo.org/l-anthropocene/programme-conference/plenieres</text:a></text:p>
      <text:p text:style-name="P1"/>
      <text:list xml:id="list5863010798108270279" text:style-name="L3">
        <text:list-item>
          <text:p text:style-name="P9">site existant présentant <text:span text:style-name="T1">l’événement</text:span> au Musée du Quai Branly, dont la sobriété, la clarté, et le style plaisent au client</text:p>
        </text:list-item>
      </text:list>
      <text:p text:style-name="P2"><text:tab/><text:a xlink:type="simple" xlink:href="http://www.quaibranly.fr/fr/recherche-scientifique/activites/colloques-et-enseignements/colloques/details-de-levenement/e/domestication-et-communautes-hybrides-36214/">http://www.quaibranly.fr/fr/recherche-scientifique/activites/colloques-et-enseignements/colloques/details-de-levenement/e/domestication-et-communautes-hybrides-36214/</text:a></text:p>
      <text:p text:style-name="P2"/>
      <text:p text:style-name="P1"/>
      <text:p text:style-name="P2"/>
      <text:list xml:id="list163908973946076" text:continue-list="list2605882322193071452" text:style-name="L1">
        <text:list-item>
          <text:p text:style-name="P10">site du CNRS existant présentant l’événement du client</text:p>
        </text:list-item>
      </text:list>
      <text:p text:style-name="P2"><text:tab/><text:a xlink:type="simple" xlink:href="http://lampea.cnrs.fr/spip.php?article3428&amp;lang=fr">http://lampea.cnrs.fr/spip.php?article3428&amp;lang=fr</text:a></text:p>
      <text:p text:style-name="P2"/>
      <text:p text:style-name="P2"/>
      <text:p text:style-name="P2"/>
      <text:list xml:id="list163910199272071" text:continue-numbering="true" text:style-name="L1">
        <text:list-item>
          <text:p text:style-name="P10">WordPress présentant <text:span text:style-name="T1">l’événement</text:span>,et appel à communication pour <text:span text:style-name="T1">l’événement</text:span>, étudier les images (animaux, végétaux ): </text:p>
        </text:list-item>
      </text:list>
      <text:p text:style-name="P2"><text:a xlink:type="simple" xlink:href="https://domesticationetfabricationduvivant.wordpress.com/2015/09/22/597/">https://domesticationetfabricationduvivant.wordpress.com/2015/09/22/597/</text:a></text:p>
      <text:p text:style-name="P2"/>
      <text:p text:style-name="P2"/>
      <text:p text:style-name="P1"/>
      <text:list xml:id="list163909291005968" text:continue-numbering="true" text:style-name="L1">
        <text:list-item>
          <text:p text:style-name="P7">colloque existant, à étudier :</text:p>
        </text:list-item>
      </text:list>
      <text:p text:style-name="P1"/>
      <text:p text:style-name="P1"><text:a xlink:type="simple" xlink:href="http://www.ephe-paleoclimat.com/ColloqueQ10/accueil.htm">http://www.ephe-paleoclimat.com/ColloqueQ10/accueil.htm</text:a></text:p>
      <text:p text:style-name="P1"/>
      <text:p text:style-name="P1"/>
      <text:list xml:id="list163908256895902" text:continue-numbering="true" text:style-name="L1">
        <text:list-item>
          <text:p text:style-name="P11">référence du blog personnel du client : </text:p>
        </text:list-item>
      </text:list>
      <text:p text:style-name="P3"/>
      <text:p text:style-name="P3"><text:a xlink:type="simple" xlink:href="http://ch-stepanoff.blogspot.fr/">http://ch-stepanoff.blogspot.fr/</text:a></text:p>
      <text:p text:style-name="P3"/>
      <text:p text:style-name="P3"/>
      <text:p text:style-name="P3"/>
      <text:p text:style-name="P3">---</text:p>
      <text:p text:style-name="P6">graphisme, fonctionnalités, thèmes WordPress de conférences à étudier</text:p>
      <text:p text:style-name="P5"/>
      <text:p text:style-name="P5"/>
      <text:p text:style-name="P5"><text:a xlink:type="simple" xlink:href="https://colorlib.com/wp/wordpress-themes-for-conference-and-event/">https://colorlib.com/wp/wordpress-themes-for-conference-and-event/</text:a></text:p>
      <text:p text:style-name="P5"/>
      <text:p text:style-name="P5">parmi ce site, voir particulièrement : </text:p>
      <text:p text:style-name="P5"/>
      <text:p text:style-name="P5"><text:a xlink:type="simple" xlink:href="http://showthemes.com/vertoh-demo/schedule/">http://showthemes.com/vertoh-demo/schedule/</text:a></text:p>
      <text:p text:style-name="P5">- programme avec liste des communications et photos des intervenants, lieux</text:p>
      <text:p text:style-name="P5"/>
      <text:p text:style-name="P5"/>
      <text:p text:style-name="P5"><text:a xlink:type="simple" xlink:href="http://www.showthemes.com/khore-demo/schedule/">http://www.showthemes.com/khore-demo/schedule/</text:a></text:p>
      <text:p text:style-name="P5">- voir la présentation des journées et le renvoi systématique à la journée suivante avec un lien</text:p>
      <text:p text:style-name="P5"><text:soft-page-break/>- Au clic, la fiche de chaque communication présente une photo de l'intervenant et renvoi alors vers le résumé : via more info </text:p>
      <text:p text:style-name="P5"/>
      <text:p text:style-name="P5"/>
      <text:p text:style-name="P13">- WP conf</text:p>
      <text:p text:style-name="P13"><text:a xlink:type="simple" xlink:href="http://themes.wplook.com/?themename=conference&amp;_ga=1.129274700.1974853461.1455895362">http://themes.wplook.com/?themename=conference&amp;_ga=1.129274700.1974853461.1455895362</text:a></text:p>
      <text:p text:style-name="P13"/>
      <text:p text:style-name="P13">- <text:span text:style-name="T2">autre theme payant</text:span></text:p>
      <text:p text:style-name="P14">http://themeforest.net/item/conference-event-wordpress-theme-attend/10089289?ref=Cr3ativThem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09:27:05.433666704</meta:creation-date>
    <dc:date>2016-02-19T16:39:08.038309335</dc:date>
    <meta:editing-duration>PT23M43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2" meta:paragraph-count="27" meta:word-count="167" meta:character-count="1746" meta:non-whitespace-character-count="1605"/>
  </office:meta>
</office:document-meta>
</file>